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E000000F57682A330.png" manifest:media-type="image/png"/>
  <manifest:file-entry manifest:full-path="Pictures/100000000000022A00000159BC28997D.png" manifest:media-type="image/png"/>
  <manifest:file-entry manifest:full-path="Pictures/100000000000025B000000CDBC4DCD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53cm" svg:height="5.423cm" svg:x="1.847cm" svg:y="1.177cm">
          <draw:image xlink:href="Pictures/100000000000025B000000CDBC4DCD4D.png" xlink:type="simple" xlink:show="embed" xlink:actuate="onLoad">
            <text:p/>
          </draw:image>
        </draw:frame>
        <draw:frame draw:style-name="gr1" draw:text-style-name="P1" draw:layer="layout" svg:width="14.657cm" svg:height="9.127cm" svg:x="2.648cm" svg:y="8.023cm">
          <draw:image xlink:href="Pictures/100000000000022A00000159BC28997D.png" xlink:type="simple" xlink:show="embed" xlink:actuate="onLoad">
            <text:p/>
          </draw:image>
        </draw:frame>
        <draw:frame draw:style-name="gr1" draw:text-style-name="P1" draw:layer="layout" svg:width="16.456cm" svg:height="6.481cm" svg:x="1.4cm" svg:y="18.819cm">
          <draw:image xlink:href="Pictures/100000000000026E000000F57682A3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4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5:56:50.281000000</meta:creation-date>
    <dc:date>2015-02-26T16:06:19.522000000</dc:date>
    <meta:editing-duration>PT9M28S</meta:editing-duration>
    <meta:editing-cycles>3</meta:editing-cycles>
    <meta:generator>LibreOffice/4.3.2.2$Windows_x86 LibreOffice_project/edfb5295ba211bd31ad47d0bad0118690f76407d</meta:generator>
    <meta:document-statistic meta:object-count="3"/>
  </office:meta>
</office:document-meta>
</file>